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ECL/OP/HR/SE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8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7">Salary enhancement</text:span><text:span text:style-name="T7"><text:variable-set text:name="promotion" office:value-type="string">promotion</text:variable-set>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4">performance</text:span> and effort in the organization, Spectrum Engineering Consortium (Pvt.) Ltd. is offering you a salary enhancement<text:span text:style-name="T7"><text:variable-set text:name="promotion" office:value-type="string">promotion</text:variable-set></text:span>. Please note that th<text:span text:style-name="T5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3">Wing</text:p>
          </table:table-cell>
          <table:table-cell table:style-name="Table1.C1" office:value-type="string">
            <text:p text:style-name="P3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3">Unit</text:p>
          </table:table-cell>
          <table:table-cell table:style-name="Table1.C2" office:value-type="string">
            <text:p text:style-name="P3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6">Team</text:p>
          </table:table-cell>
          <table:table-cell table:style-name="Table1.C2" office:value-type="string">
            <text:p text:style-name="P6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3">Grade</text:p>
          </table:table-cell>
          <table:table-cell table:style-name="Table1.C2" office:value-type="string">
            <text:p text:style-name="P3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3">Designation</text:p>
          </table:table-cell>
          <table:table-cell table:style-name="Table1.C2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3">Reporting Supervisor</text:p>
          </table:table-cell>
          <table:table-cell table:style-name="Table1.C2" office:value-type="string">
            <text:p text:style-name="P3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3">Increment Amount</text:p>
          </table:table-cell>
          <table:table-cell table:style-name="Table1.C2" office:value-type="string">
            <text:p text:style-name="P4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3">Final Remuneration</text:p>
          </table:table-cell>
          <table:table-cell table:style-name="Table1.C2" office:value-type="string">
            <text:p text:style-name="P4">BDT <text:variable-set text:name="salary" office:value-type="string">salary</text:variable-set></text:p>
          </table:table-cell>
        </table:table-row>
        <table:table-row table:style-name="Table1.1"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3">Effective Date</text:p>
          </table:table-cell>
          <table:table-cell table:style-name="Table1.C2" office:value-type="string">
            <text:p text:style-name="P5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Engineering Consortium (Pvt.)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1503508368" text:style-name="L1">
        <text:list-item>
          <text:p text:style-name="P9">Personal File</text:p>
        </text:list-item>
        <text:list-item>
          <text:p text:style-name="P9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7:17.045000000</dc:date>
    <meta:editing-duration>PT3H48M30S</meta:editing-duration>
    <meta:editing-cycles>18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3" meta:word-count="135" meta:character-count="864" meta:non-whitespace-character-count="768"/>
  </office:meta>
</office:document-meta>
</file>